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fill="solid" draw:fill-color="#000000" draw:fill-image-width="0cm" draw:fill-image-height="0cm" fo:min-height="21.473cm"/>
    </style:style>
    <style:style style:name="P1" style:family="paragraph">
      <style:text-properties style:font-name="Arial Black" fo:font-size="54pt" style:font-size-asian="54pt" style:font-size-complex="54pt"/>
    </style:style>
    <style:style style:name="P2" style:family="paragraph">
      <style:text-properties fo:font-size="20pt"/>
    </style:style>
    <style:style style:name="T1" style:family="text">
      <style:text-properties fo:color="#ffffff" style:font-name="Arial Black"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1">Boże, Rządco</text:span><text:span text:style-name="T1"><text:line-break/></text:span><text:span text:style-name="T1">i Panie narodów,</text:span><text:span text:style-name="T1"><text:line-break/></text:span><text:span text:style-name="T1">z ręki i karności Twojej</text:span><text:span text:style-name="T1"><text:line-break/></text:span><text:span text:style-name="T1">racz nas nie wypuszczać,</text:span><text:span text:style-name="T1"><text:line-break/></text:span><text:span text:style-name="T1">a za przyczyną</text:span><text:span text:style-name="T1"><text:line-break/></text:span><text:span text:style-name="T1">Najświętszej Maryi Panny,</text:span><text:span text:style-name="T1"><text:line-break/></text:span><text:span text:style-name="T1">Królowej naszej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8cm" svg:height="21cm" svg:x="0cm" svg:y="0cm" presentation:class="title" presentation:user-transformed="true">
          <draw:text-box>
            <text:p><text:span text:style-name="T1">Błogosław</text:span><text:span text:style-name="T1"><text:line-break/></text:span><text:span text:style-name="T1">Ojczyźnie naszej,</text:span><text:span text:style-name="T1"><text:line-break/></text:span><text:span text:style-name="T1">by Tobie zawsze wierna - chwałę przynosiła</text:span><text:span text:style-name="T1"><text:line-break/></text:span><text:span text:style-name="T1">imieniowi Twemu</text:span><text:span text:style-name="T1"><text:line-break/></text:span><text:span text:style-name="T1">a syny swe wiodła</text:span><text:span text:style-name="T1"><text:line-break/></text:span><text:span text:style-name="T1">ku szczęśliwoś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8cm" svg:height="21cm" svg:x="0cm" svg:y="0cm" presentation:class="title" presentation:user-transformed="true">
          <draw:text-box>
            <text:p><text:span text:style-name="T1">Wszechmogący</text:span><text:span text:style-name="T1"><text:line-break/></text:span><text:span text:style-name="T1">wieczny Boże,</text:span><text:span text:style-name="T1"><text:line-break/></text:span><text:span text:style-name="T1">wzbudź w nas szeroką</text:span><text:span text:style-name="T1"><text:line-break/></text:span><text:span text:style-name="T1">i głęboką miłość ku braciom</text:span><text:span text:style-name="T1"><text:line-break/></text:span><text:span text:style-name="T1">i najmilszej matce,</text:span><text:span text:style-name="T1"><text:line-break/></text:span><text:span text:style-name="T1">Ojczyźnie naszej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8cm" svg:height="21cm" svg:x="0cm" svg:y="0cm" presentation:class="title" presentation:user-transformed="true">
          <draw:text-box>
            <text:p><text:span text:style-name="T1">byśmy jej i ludowi Twemu,</text:span><text:span text:style-name="T1"><text:line-break/></text:span><text:span text:style-name="T1">swoich pożytków</text:span><text:span text:style-name="T1"><text:line-break/></text:span><text:span text:style-name="T1">zapomniawszy,</text:span><text:span text:style-name="T1"><text:line-break/></text:span><text:span text:style-name="T1">mogli służyć uczciw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8cm" svg:height="21.473cm" svg:x="0cm" svg:y="-0.236cm" presentation:class="title" presentation:user-transformed="true">
          <draw:text-box>
            <text:p><text:span text:style-name="T1">Ześlij Ducha Świętego</text:span><text:span text:style-name="T1"><text:line-break/></text:span><text:span text:style-name="T1">na sługi Twoje,</text:span><text:span text:style-name="T1"><text:line-break/></text:span><text:span text:style-name="T1">rządy naszego kraju</text:span><text:span text:style-name="T1"><text:line-break/></text:span><text:span text:style-name="T1">sprawujące,</text:span><text:span text:style-name="T1"><text:line-break/></text:span><text:span text:style-name="T1">by wedle woli Twojej</text:span><text:span text:style-name="T1"><text:line-break/></text:span><text:span text:style-name="T1">ludem sobie powierzonym</text:span><text:span text:style-name="T1"><text:line-break/></text:span><text:span text:style-name="T1">mądrze i sprawiedliwie</text:span><text:span text:style-name="T1"><text:line-break/></text:span><text:span text:style-name="T1">zdołali kierowa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8cm" svg:height="21cm" svg:x="0cm" svg:y="0cm" presentation:class="title" presentation:user-transformed="true">
          <draw:text-box>
            <text:p><text:span text:style-name="T1">Przez Chrystusa,</text:span><text:span text:style-name="T1"><text:line-break/></text:span><text:span text:style-name="T1">Pana naszego.</text:span><text:span text:style-name="T1"><text:line-break/></text:span><text:span text:style-name="T1">A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anguage="zxx" fo:country="none" fo:font-style="normal" fo:text-shadow="none" style:text-underline-style="none" fo:font-weight="normal" style:letter-kerning="true" style:font-name-asian="Andale Sans UI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9M47S</meta:editing-duration>
    <meta:editing-cycles>8</meta:editing-cycles>
    <meta:generator>LibreOffice/4.1.2.3$Windows_x86 LibreOffice_project/40b2d7fde7e8d2d7bc5a449dc65df4d08a7dd38</meta:generator>
    <dc:date>2015-11-19T20:46:51.365000000</dc:date>
    <meta:document-statistic meta:object-count="39"/>
  </office:meta>
</office:document-meta>
</file>